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ba8" officeooo:paragraph-rsid="000f1ba8"/>
    </style:style>
    <style:style style:name="P2" style:family="paragraph" style:parent-style-name="Standard">
      <style:text-properties officeooo:rsid="001106b1" officeooo:paragraph-rsid="001106b1"/>
    </style:style>
    <style:style style:name="P3" style:family="paragraph" style:parent-style-name="Standard">
      <style:text-properties fo:font-weight="bold" officeooo:rsid="00134ca3" officeooo:paragraph-rsid="00134ca3" style:font-weight-asian="bold" style:font-weight-complex="bold"/>
    </style:style>
    <style:style style:name="P4" style:family="paragraph" style:parent-style-name="Standard">
      <style:text-properties fo:font-weight="bold" officeooo:rsid="00141281" officeooo:paragraph-rsid="00141281" style:font-weight-asian="bold" style:font-weight-complex="bold"/>
    </style:style>
    <style:style style:name="P5" style:family="paragraph" style:parent-style-name="Standard">
      <style:text-properties fo:font-weight="bold" officeooo:rsid="00149330" officeooo:paragraph-rsid="00149330" style:font-weight-asian="bold" style:font-weight-complex="bold"/>
    </style:style>
    <style:style style:name="P6" style:family="paragraph" style:parent-style-name="Standard">
      <style:text-properties fo:font-weight="bold" officeooo:rsid="00167f56" officeooo:paragraph-rsid="0018392d" style:font-weight-asian="bold" style:font-weight-complex="bold"/>
    </style:style>
    <style:style style:name="P7" style:family="paragraph" style:parent-style-name="Standard">
      <style:text-properties officeooo:paragraph-rsid="001106b1"/>
    </style:style>
    <style:style style:name="P8" style:family="paragraph" style:parent-style-name="Standard">
      <style:text-properties fo:font-weight="normal" officeooo:rsid="001106b1" officeooo:paragraph-rsid="001106b1" style:font-weight-asian="normal" style:font-weight-complex="normal"/>
    </style:style>
    <style:style style:name="P9" style:family="paragraph" style:parent-style-name="Standard">
      <style:text-properties fo:font-weight="normal" officeooo:rsid="0011feed" officeooo:paragraph-rsid="0011feed" style:font-weight-asian="normal" style:font-weight-complex="normal"/>
    </style:style>
    <style:style style:name="P10" style:family="paragraph" style:parent-style-name="Standard">
      <style:text-properties fo:font-weight="normal" officeooo:rsid="001318ae" officeooo:paragraph-rsid="001318ae" style:font-weight-asian="normal" style:font-weight-complex="normal"/>
    </style:style>
    <style:style style:name="P11" style:family="paragraph" style:parent-style-name="Standard">
      <style:text-properties fo:font-weight="normal" officeooo:rsid="00134ca3" officeooo:paragraph-rsid="00134ca3" style:font-weight-asian="normal" style:font-weight-complex="normal"/>
    </style:style>
    <style:style style:name="P12" style:family="paragraph" style:parent-style-name="Standard">
      <style:text-properties fo:font-weight="normal" officeooo:rsid="00141281" officeooo:paragraph-rsid="00141281" style:font-weight-asian="normal" style:font-weight-complex="normal"/>
    </style:style>
    <style:style style:name="P13" style:family="paragraph" style:parent-style-name="Standard">
      <style:text-properties fo:font-weight="normal" officeooo:rsid="0018392d" officeooo:paragraph-rsid="0018392d" style:font-weight-asian="normal" style:font-weight-complex="normal"/>
    </style:style>
    <style:style style:name="P14" style:family="paragraph" style:parent-style-name="Standard">
      <style:text-properties fo:font-weight="normal" officeooo:rsid="001a1cc0" officeooo:paragraph-rsid="001a1cc0" style:font-weight-asian="normal" style:font-weight-complex="normal"/>
    </style:style>
    <style:style style:name="P15" style:family="paragraph" style:parent-style-name="Standard">
      <style:text-properties fo:font-weight="normal" officeooo:rsid="001aaccb" officeooo:paragraph-rsid="001aaccb" style:font-weight-asian="normal" style:font-weight-complex="normal"/>
    </style:style>
    <style:style style:name="P16" style:family="paragraph" style:parent-style-name="Heading_20_1">
      <style:text-properties officeooo:paragraph-rsid="000d7886"/>
    </style:style>
    <style:style style:name="P17" style:family="paragraph" style:parent-style-name="Heading_20_1">
      <style:text-properties fo:font-size="16pt" officeooo:rsid="000d7886" officeooo:paragraph-rsid="000d7886" style:font-size-asian="16pt" style:font-size-complex="16pt"/>
    </style:style>
    <style:style style:name="P18" style:family="paragraph" style:parent-style-name="Standard">
      <style:text-properties fo:font-weight="bold" officeooo:rsid="001106b1" officeooo:paragraph-rsid="001106b1" style:font-weight-asian="bold" style:font-weight-complex="bold"/>
    </style:style>
    <style:style style:name="P19" style:family="paragraph" style:parent-style-name="Standard">
      <style:text-properties fo:font-weight="bold" officeooo:rsid="001aaccb" officeooo:paragraph-rsid="001aaccb" style:font-weight-asian="bold" style:font-weight-complex="bold"/>
    </style:style>
    <style:style style:name="P20" style:family="paragraph" style:parent-style-name="Standard">
      <style:text-properties fo:font-weight="bold" officeooo:rsid="00167f56" officeooo:paragraph-rsid="00167f56" style:font-weight-asian="bold" style:font-weight-complex="bold"/>
    </style:style>
    <style:style style:name="P21" style:family="paragraph" style:parent-style-name="Standard">
      <style:text-properties fo:font-weight="bold" officeooo:rsid="00149330" officeooo:paragraph-rsid="00149330" style:font-weight-asian="bold" style:font-weight-complex="bold"/>
    </style:style>
    <style:style style:name="P22" style:family="paragraph" style:parent-style-name="Standard">
      <style:text-properties fo:font-weight="bold" officeooo:rsid="000d7886" officeooo:paragraph-rsid="000d7886" style:font-weight-asian="bold" style:font-weight-complex="bold"/>
    </style:style>
    <style:style style:name="P23" style:family="paragraph" style:parent-style-name="Standard">
      <style:text-properties fo:font-weight="normal" officeooo:rsid="00149330" officeooo:paragraph-rsid="00149330" style:font-weight-asian="normal" style:font-weight-complex="normal"/>
    </style:style>
    <style:style style:name="P24" style:family="paragraph" style:parent-style-name="Standard">
      <style:text-properties fo:font-weight="normal" officeooo:rsid="00167f56" officeooo:paragraph-rsid="00167f56" style:font-weight-asian="normal" style:font-weight-complex="normal"/>
    </style:style>
    <style:style style:name="P25" style:family="paragraph" style:parent-style-name="Standard">
      <style:text-properties fo:font-weight="normal" officeooo:rsid="00167f56" officeooo:paragraph-rsid="0018392d" style:font-weight-asian="normal" style:font-weight-complex="normal"/>
    </style:style>
    <style:style style:name="P26" style:family="paragraph" style:parent-style-name="Standard">
      <style:text-properties fo:font-weight="normal" officeooo:rsid="0018392d" officeooo:paragraph-rsid="0018392d" style:font-weight-asian="normal" style:font-weight-complex="normal"/>
    </style:style>
    <style:style style:name="P27" style:family="paragraph" style:parent-style-name="Standard">
      <style:text-properties fo:font-weight="normal" officeooo:rsid="001106b1" officeooo:paragraph-rsid="001106b1" style:font-weight-asian="normal" style:font-weight-complex="normal"/>
    </style:style>
    <style:style style:name="P28" style:family="paragraph" style:parent-style-name="Standard">
      <style:text-properties officeooo:rsid="001106b1" officeooo:paragraph-rsid="001106b1"/>
    </style:style>
    <style:style style:name="P29" style:family="paragraph" style:parent-style-name="Standard">
      <style:text-properties officeooo:rsid="001106b1" officeooo:paragraph-rsid="001c7014"/>
    </style:style>
    <style:style style:name="P30" style:family="paragraph" style:parent-style-name="Standard">
      <style:text-properties fo:font-size="14pt" fo:font-weight="bold" officeooo:rsid="001106b1" officeooo:paragraph-rsid="001106b1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106b1" officeooo:paragraph-rsid="001106b1" fo:background-color="#e6ecf9" style:font-size-asian="14pt" style:font-weight-asian="bold" style:font-size-complex="14pt" style:font-weight-complex="bold"/>
    </style:style>
    <style:style style:name="T1" style:family="text">
      <style:text-properties officeooo:rsid="000d788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6e9" style:font-weight-asian="bold" style:font-weight-complex="bold"/>
    </style:style>
    <style:style style:name="T5" style:family="text">
      <style:text-properties fo:font-weight="bold" officeooo:rsid="001c7014" style:font-weight-asian="bold" style:font-weight-complex="bold"/>
    </style:style>
    <style:style style:name="T6" style:family="text">
      <style:text-properties officeooo:rsid="0011fee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06b1" style:font-weight-asian="normal" style:font-weight-complex="normal"/>
    </style:style>
    <style:style style:name="T9" style:family="text">
      <style:text-properties fo:font-weight="normal" officeooo:rsid="0011feed" style:font-weight-asian="normal" style:font-weight-complex="normal"/>
    </style:style>
    <style:style style:name="T10" style:family="text">
      <style:text-properties fo:font-weight="normal" officeooo:rsid="00167f56" style:font-weight-asian="normal" style:font-weight-complex="normal"/>
    </style:style>
    <style:style style:name="T11" style:family="text">
      <style:text-properties officeooo:rsid="00134ca3"/>
    </style:style>
    <style:style style:name="T12" style:family="text">
      <style:text-properties officeooo:rsid="00149330"/>
    </style:style>
    <style:style style:name="T13" style:family="text">
      <style:text-properties officeooo:rsid="001c56e9"/>
    </style:style>
    <style:style style:name="T14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Конспект </text:span><text:bookmark text:name="course-title"/><text:a xlink:type="simple" xlink:href="https://static-course-assets.s3.amazonaws.com/CyberSec2/ru/index.html#3.1.2.3" text:style-name="Internet_20_link" text:visited-style-name="Visited_20_Internet_20_Link">Introduction to Cybersecurity</text:a></text:h>
      <text:h text:style-name="P17" text:outline-level="1">Глава 1. Атаки, понятия и техники</text:h>
      <text:h text:style-name="P17" text:outline-level="1">Глава 2. Атаки, понятия и техники</text:h>
      <text:p text:style-name="P22"><text:span text:style-name="T13"><text:s/></text:span></text:p>
      <text:p text:style-name="P1"><text:span text:style-name="T3">Эксплойты </text:span>— термин, используемый для описания программы, которая пишется</text:p>
      <text:p text:style-name="P1">с целью воспользоваться известной уязвимостью.</text:p>
      <text:p text:style-name="P18"/>
      <text:p text:style-name="P29"><text:span text:style-name="T3">Атака </text:span><text:span text:style-name="T5">(</text:span><text:span text:style-name="T4">Кибер атака</text:span><text:span text:style-name="T5">)</text:span> — использование эксплойта для уязвимости.</text:p>
      <text:p text:style-name="P18"/>
      <text:p text:style-name="P2"><text:span text:style-name="T3">Цель атаки</text:span> — получить доступ к системе, размещенных в ней данных или конкретным ресурсам.</text:p>
      <text:p text:style-name="P2"><text:span text:style-name="T3">Уязвимости системы безопасности</text:span> — это дефекты аппаратного или программного обеспечения любого рода</text:p>
      <text:p text:style-name="P2"/>
      <text:p text:style-name="P30">Уязвимости программного обеспечения.</text:p>
      <text:p text:style-name="P30"/>
      <text:p text:style-name="P18">Вредоносное ПО (Malicious Software, malware) — <text:span text:style-name="T7">это любой код, который может использоваться для кражи данных, обхода средств контроля доступа, причинения вреда или компрометации системы.</text:span></text:p>
      <text:p text:style-name="P18"><text:span text:style-name="T14">Шпионское ПО.</text:span><text:span text:style-name="T7"> Это вредоносное ПО предназначено для слежки и шпионажа за пользователем.</text:span></text:p>
      <text:p text:style-name="P18"><text:span text:style-name="T14">Руткит.</text:span><text:span text:style-name="T7"> Это вредоносное ПО предназначено для изменения операционной системы и создания программной закладки (бэкдор).</text:span></text:p>
      <text:p text:style-name="P18"><text:span text:style-name="T14">Поддельный антивирус. </text:span><text:span text:style-name="T7">Этот тип вредоносного ПО предназначен для принуждения пользователя к выполнению какого-либо действия путем его запугивания. На экране появляется всплывающее окно, похожее на диалоговые окна операционной системы.</text:span></text:p>
      <text:p text:style-name="P18"><text:span text:style-name="T14">Вирус. </text:span><text:span text:style-name="T7">Вирус — это вредоносный исполняемый код, который прикрепляется к другим выполняемым файлам, часто к легитимным, неподдельным программам. </text:span></text:p>
      <text:p text:style-name="P18"><text:span text:style-name="T14">Троянский конь. </text:span><text:span text:style-name="T7">Троянский конь — это вредоносное ПО, которое выполняет вредоносные операции, маскируясь под нужную операцию.</text:span></text:p>
      <text:p text:style-name="P18"><text:span text:style-name="T7"/></text:p>
      <text:p text:style-name="P8">- <text:span text:style-name="T6">Ошибки в ОС или коде приложения(Cisco IOS SYNful Knock)</text:span></text:p>
      <text:p text:style-name="P7"><text:span text:style-name="T8">- </text:span><text:a xlink:type="simple" xlink:href="https://googleprojectzero.blogspot.com/" text:style-name="Internet_20_link" text:visited-style-name="Visited_20_Internet_20_Link"><text:span text:style-name="T9">Project Zero</text:span></text:a><text:span text:style-name="T9"> — </text:span>группа специалистов безопасности в Google, занимающаяся поиском <text:a xlink:type="simple" xlink:href="https://ru.wikipedia.org/wiki/Уязвимость_нулевого_дня" text:style-name="Internet_20_link" text:visited-style-name="Visited_20_Internet_20_Link">уязвимости нулевого дня</text:a>.</text:p>
      <text:p text:style-name="P8"/>
      <text:p text:style-name="P10"><text:span text:style-name="T3">ПО</text:span> — Программное обесечение</text:p>
      <text:p text:style-name="P9"><text:span text:style-name="T3">fixed(fix)</text:span> — <text:span text:style-name="T11">устранение (обновление ПО) уязвимостей ПО.</text:span></text:p>
      <text:p text:style-name="P8"/>
      <text:p text:style-name="P8"><text:span text:style-name="T2">Претекстинг.</text:span> Злоумышленник связывается с человеком, пытается ввести его в заблуждение, чтобы получить доступ к конфиденциальным данным.</text:p>
      <text:p text:style-name="P8"><text:span text:style-name="T2">Несанкционированный проход по одному удостоверению.</text:span> Злоумышленник быстро проскальзывает за уполномоченным лицом в охраняемое место.</text:p>
      <text:p text:style-name="P8"><text:span text:style-name="T2">Услуга за услугу.</text:span> Злоумышленник просит предоставить ему персональные данные какой-либо стороны в обмен на что-то, например безвозмездный дар.</text:p>
      <text:p text:style-name="P8"><text:span text:style-name="T2">Социальная инженерия.</text:span> Злоумышленник путем манипуляций пытается выяснить пароль у человека, который его знает.</text:p>
      <text:p text:style-name="P8"><text:soft-page-break/><text:span text:style-name="T2">Подбор ключа.</text:span> Злоумышленник перебирает все возможные варианты, пытаясь разгадать пароль. </text:p>
      <text:p text:style-name="P8"><text:span text:style-name="T2">Прослушивание сети. </text:span>Прослушивая и захватывая пакеты, отправляемые по сети, злоумышленник сможет узнать пароль, если пароль отправлялся в незашифрованном виде (в виде простого текста).</text:p>
      <text:p text:style-name="P8"><text:span text:style-name="T3">Фишинг</text:span> — атака, при которой злоумышленник отправляет поддельное эл. письмо, замаскированное под письмо из легитимного, доверенного источника.</text:p>
      <text:p text:style-name="P8"><text:span text:style-name="T3">Направленный фишинг</text:span> — это целенаправленная выборочная фишинг-атака.</text:p>
      <text:p text:style-name="P8"/>
      <text:p text:style-name="P31">Уязвимости аппаратного обеспечения.</text:p>
      <text:p text:style-name="P31"/>
      <text:p text:style-name="P8">- <text:span text:style-name="T11">Ошибки проектирования и конструктивные упущения аппаратного обеспечения</text:span></text:p>
      <text:p text:style-name="P8"/>
      <text:p text:style-name="P11"><text:span text:style-name="T3">Переполнение буфера</text:span> — Данные записываются за пределами буфера.</text:p>
      <text:p text:style-name="P11"><text:span text:style-name="T3">Неподтверждённые входные данные </text:span>— Принуждение программ вести себя непреднамеренным образом.</text:p>
      <text:p text:style-name="P11"><text:span text:style-name="T3">События гонки</text:span> — События происходят в неправильное время.</text:p>
      <text:p text:style-name="P3"/>
      <text:p text:style-name="P4">Типы вредоносного ПО</text:p>
      <text:p text:style-name="P4"><text:s/>- <text:span text:style-name="T7">Шпионское ПО</text:span></text:p>
      <text:p text:style-name="P12">- БОТ</text:p>
      <text:p text:style-name="P12">- Программы-вымагатели</text:p>
      <text:p text:style-name="P12">- Поддельный вирус</text:p>
      <text:p text:style-name="P12">- Руткит</text:p>
      <text:p text:style-name="P12">- Человек посередине, Man-In-The-Middle, MitM</text:p>
      <text:p text:style-name="P12">- <text:span text:style-name="T12">Атака на мобильные устройства(Mn-In-Mobile,MitMo).</text:span></text:p>
      <text:p text:style-name="P5">Симптомы заражения вредоносным ПО</text:p>
      <text:p text:style-name="P5">- <text:span text:style-name="T7">Удаленные файлы</text:span></text:p>
      <text:p text:style-name="P23">- Изменённые файлы</text:p>
      <text:p text:style-name="P23">- ….</text:p>
      <text:p text:style-name="P5">Способы проникновения</text:p>
      <text:p text:style-name="P23">Социальная инженерия: <text:s/>манипуляция человеком</text:p>
      <text:p text:style-name="P23">- Претекстинг</text:p>
      <text:p text:style-name="P23">- Несанкционированный проход по одному удостоверению</text:p>
      <text:p text:style-name="P23">- Услуга за услугу</text:p>
      <text:p text:style-name="P23">Взлом пароля Wi-Fi</text:p>
      <text:p text:style-name="P23"/>
      <text:p text:style-name="P5"><text:span text:style-name="T7">Использование уязвимостей: санирование для поиска уязвимос</text:span><text:span text:style-name="T10">т</text:span><text:span text:style-name="T7">ей,</text:span></text:p>
      <text:p text:style-name="P24">которую можна реализоваь.</text:p>
      <text:p text:style-name="P24"/>
      <text:p text:style-name="P24"><text:span text:style-name="T3">DoS</text:span> — прерывание работы сетевых сервисов</text:p>
      <text:p text:style-name="P24">- переполнение трафика</text:p>
      <text:p text:style-name="P24">- Злонамеренно форматированные пакеты.</text:p>
      <text:p text:style-name="P24"><text:span text:style-name="T3">D</text:span><text:span text:style-name="T4">D</text:span><text:span text:style-name="T3">oS</text:span> — аналогично dos-атаке.</text:p>
      <text:p text:style-name="P24">Происходит из нескольких скоординированных источников.</text:p>
      <text:p text:style-name="P24"/>
      <text:p text:style-name="P6"><text:span text:style-name="Strong_20_Emphasis">SEO</text:span><text:span text:style-name="T7"> – это аббревиатура на английском языке, которая расшифровывается как search engine optimization, что в переводе на русский означает – поисковая оптимизация сайта</text:span></text:p>
      <text:p text:style-name="P25"/>
      <text:p text:style-name="P20">Отравление SEO</text:p>
      <text:p text:style-name="P24">- Увеличение трафика на вредоносные сайты.</text:p>
      <text:p text:style-name="P24">- Повышение рейтинга вредоносных сайтов.</text:p>
      <text:p text:style-name="P13"><text:soft-page-break/></text:p>
      <text:p text:style-name="P14"><text:span text:style-name="T3">Вирусы</text:span> - </text:p>
      <text:p text:style-name="P13"><text:span text:style-name="T3">Черви</text:span> - </text:p>
      <text:p text:style-name="P13"><text:span text:style-name="T3">Троянский конь</text:span> - </text:p>
      <text:p text:style-name="P13"><text:span text:style-name="T3">Шпионское ПО</text:span> - </text:p>
      <text:p text:style-name="P13"><text:span text:style-name="T3">Клавиатурные шпионы</text:span> - </text:p>
      <text:p text:style-name="P13"><text:span text:style-name="T3">Спам</text:span> - </text:p>
      <text:p text:style-name="P13"><text:span text:style-name="T3">Фишинг</text:span> - </text:p>
      <text:p text:style-name="P19">Песочница - </text:p>
      <text:p text:style-name="P15"><text:span text:style-name="T3">Фаервол </text:span>- </text:p>
      <text:p text:style-name="P15"><text:span text:style-name="T13">Коммутатор</text:span> - </text:p>
      <text:p text:style-name="P13"/>
      <text:p text:style-name="P13"><text:span text:style-name="T3">Политика безопасности</text:span> - </text:p>
      <text:p text:style-name="P13"><text:span text:style-name="T4">А</text:span><text:span text:style-name="T3">таки типа «Отказ в обслуживании»</text:span> -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0:16:09.209788316</meta:creation-date>
    <dc:date>2018-08-24T21:08:38.607667135</dc:date>
    <meta:editing-duration>PT1H48M15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3" meta:paragraph-count="74" meta:word-count="507" meta:character-count="4088" meta:non-whitespace-character-count="3618"/>
  </office:meta>
</office:document-meta>
</file>